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exto_20_independiente1">
      <style:paragraph-properties fo:padding="0in" fo:border="0.51pt solid #00000a"/>
    </style:style>
    <style:style style:name="P2" style:family="paragraph" style:parent-style-name="Texto_20_independiente1">
      <style:paragraph-properties fo:padding="0in" fo:border="0.51pt solid #00000a"/>
      <style:text-properties officeooo:paragraph-rsid="00028c90"/>
    </style:style>
    <style:style style:name="P3" style:family="paragraph" style:parent-style-name="Texto_20_independiente1">
      <style:paragraph-properties fo:margin-left="0.3in" fo:margin-right="0in" fo:text-indent="-0.3in" style:auto-text-indent="false" fo:padding="0in" fo:border="0.51pt solid #00000a">
        <style:tab-stops>
          <style:tab-stop style:position="0.4917in"/>
        </style:tab-stops>
      </style:paragraph-properties>
      <style:text-properties officeooo:rsid="00028c90" officeooo:paragraph-rsid="00028c90"/>
    </style:style>
    <style:style style:name="P4" style:family="paragraph" style:parent-style-name="Texto_20_independiente1">
      <style:text-properties fo:font-size="16pt" style:font-name-asian="Times New Roman1" style:font-size-asian="16pt" style:language-asian="es" style:country-asian="ES" style:font-name-complex="Times New Roman1" style:font-size-complex="16pt" style:font-weight-complex="bold"/>
    </style:style>
    <style:style style:name="P5" style:family="paragraph" style:parent-style-name="Texto_20_independiente1">
      <style:paragraph-properties fo:padding="0in" fo:border="0.51pt solid #00000a"/>
      <style:text-properties officeooo:rsid="000193bf"/>
    </style:style>
    <style:style style:name="P6" style:family="paragraph" style:parent-style-name="Texto_20_independiente1" style:list-style-name="WWNum1">
      <style:paragraph-properties fo:padding="0in" fo:border="0.51pt solid #00000a"/>
      <style:text-properties officeooo:rsid="00028c90" officeooo:paragraph-rsid="00028c90"/>
    </style:style>
    <style:style style:name="P7" style:family="paragraph" style:parent-style-name="Texto_20_independiente1" style:list-style-name="WWNum1">
      <style:paragraph-properties fo:padding="0in" fo:border="0.51pt solid #00000a"/>
      <style:text-properties fo:font-style="normal" officeooo:rsid="00028c90" officeooo:paragraph-rsid="00028c90" style:font-style-asian="normal" style:font-style-complex="normal"/>
    </style:style>
    <style:style style:name="P8" style:family="paragraph" style:parent-style-name="Texto_20_independiente1" style:list-style-name="WWNum1">
      <style:paragraph-properties fo:padding="0in" fo:border="0.51pt solid #00000a"/>
      <style:text-properties officeooo:paragraph-rsid="00028c90"/>
    </style:style>
    <style:style style:name="P9" style:family="paragraph" style:parent-style-name="Texto_20_independiente1">
      <style:paragraph-properties fo:margin-left="0.3in" fo:margin-right="0in" fo:text-align="start" style:justify-single-word="false" fo:text-indent="-0.3in" style:auto-text-indent="false" fo:padding="0in" fo:border="0.51pt solid #00000a">
        <style:tab-stops>
          <style:tab-stop style:position="0.4917in"/>
        </style:tab-stops>
      </style:paragraph-properties>
      <style:text-properties officeooo:rsid="00028c90" officeooo:paragraph-rsid="00028c90"/>
    </style:style>
    <style:style style:name="P10" style:family="paragraph" style:parent-style-name="Encabezado_20_3" style:list-style-name="WWNum1" style:master-page-name="Standard">
      <style:paragraph-properties fo:margin-left="0in" fo:margin-right="0in" fo:text-indent="0in" style:auto-text-indent="false" style:page-number="auto">
        <style:tab-stops>
          <style:tab-stop style:position="0in"/>
          <style:tab-stop style:position="0.4917in"/>
        </style:tab-stops>
      </style:paragraph-properties>
      <style:text-properties fo:color="#818181" style:font-name="Calibri" fo:font-size="16pt" fo:font-weight="normal" style:font-size-asian="16pt" style:font-weight-asian="normal" style:font-size-complex="16pt"/>
    </style:style>
    <style:style style:name="P11" style:family="paragraph" style:parent-style-name="Encabezado_20_4" style:list-style-name="WWNum1"/>
    <style:style style:name="P12" style:family="paragraph" style:parent-style-name="Encabezado_20_4" style:list-style-name="WWNum1"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fo:font-style="normal" style:font-style-asian="normal" style:font-style-complex="normal"/>
    </style:style>
    <style:style style:name="T3" style:family="text">
      <style:text-properties officeooo:rsid="00028c9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28c90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28c90" style:font-style-asian="normal" style:font-style-complex="normal"/>
    </style:style>
    <style:style style:name="T8" style:family="text">
      <style:text-properties fo:font-style="normal" officeooo:rsid="00033a54" style:font-style-asian="normal" style:font-style-complex="normal"/>
    </style:style>
    <style:style style:name="T9" style:family="text">
      <style:text-properties officeooo:rsid="00033a54"/>
    </style:style>
    <style:style style:name="T10" style:family="text">
      <style:text-properties officeooo:rsid="000393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12530670" text:style-name="WWNum1">
        <text:list-item>
          <text:list>
            <text:list-item>
              <text:list>
                <text:list-item>
                  <text:h text:style-name="P10" text:outline-level="3">MUIARFID: Reconocimiento Automático del Habla 2020/2021</text:h>
                </text:list-item>
              </text:list>
            </text:list-item>
          </text:list>
        </text:list-item>
      </text:list>
      <text:p text:style-name="P4">Ficha PRÁCTICA CHATBOTS</text:p>
      <text:list xml:id="list17440815037028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12" text:outline-level="4">Alumno/a: <text:span text:style-name="T10">Víctor Dorado Javier y David Villanova Aparisi</text:span></text:h>
                    </text:list-item>
                    <text:list-item>
                      <text:h text:style-name="P12" text:outline-level="4">a) Título del trabajo</text:h>
                    </text:list-item>
                  </text:list>
                </text:list-item>
              </text:list>
            </text:list-item>
          </text:list>
        </text:list-item>
      </text:list>
      <text:p text:style-name="P5">Chatbot básico para una pizzería</text:p>
      <text:p text:style-name="P1"/>
      <text:list xml:id="list17440790034912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12" text:outline-level="4">b) Descripción breve del trabajo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6">En este trabajo se ha pretendido desarrollar un chatbot b<text:span text:style-name="T9">á</text:span>sico, el cual podr<text:span text:style-name="T9">í</text:span>a <text:span text:style-name="T9">s</text:span>er utilizado en una pizzer<text:span text:style-name="T9">í</text:span>a. Este se ha desarrollado utilizando la herramienta de c<text:span text:style-name="T9">ó</text:span>digo abierto <text:span text:style-name="T4">Rasa</text:span><text:span text:style-name="T6">, la cual no requiere de ning</text:span><text:span text:style-name="T8">ú</text:span><text:span text:style-name="T6">n tipo de suscripci</text:span><text:span text:style-name="T8">ó</text:span><text:span text:style-name="T6">n y la ejecuci</text:span><text:span text:style-name="T8">ó</text:span><text:span text:style-name="T6">n del mismo es </text:span><text:span text:style-name="T8">únicamente</text:span><text:span text:style-name="T6"> en local (no hay nada en la nube).</text:span></text:p>
        </text:list-item>
        <text:list-item>
          <text:p text:style-name="P6"><text:span text:style-name="T6">Este chatbot b</text:span><text:span text:style-name="T8">á</text:span><text:span text:style-name="T6">sico se encargar</text:span><text:span text:style-name="T8">í</text:span><text:span text:style-name="T6">a de tomar los pedidos teniendo en cuenta algunos criterios, como son el tamaño de la pizza, el tipo de pizza, si es para recoger o para llevar, la hora de recogida/entrega y, en el caso de que sea para entregar, la direcci</text:span><text:span text:style-name="T8">ó</text:span><text:span text:style-name="T6">n de entrega.</text:span></text:p>
        </text:list-item>
        <text:list-item>
          <text:p text:style-name="P7">Para conseguir implementar este chatbot ha sido necesario proporcionar al bot multitud de ejemplos de conversaciones y respuestas, todas ellas categorizadas según la intencion o el tipo de respuesta que requieren.</text:p>
        </text:list-item>
        <text:list-item>
          <text:p text:style-name="P6"><text:span text:style-name="T6">En la memoria del trabajo de la asignatura se pueden encontrar mas detalles acerca del proceso y de como funciona </text:span><text:span text:style-name="T4">Rasa</text:span><text:span text:style-name="T6"> internamente, ya que el trabajo elegido se trata de un bot un poco m</text:span><text:span text:style-name="T8">á</text:span><text:span text:style-name="T6">s avanzado, el cual tambi</text:span><text:span text:style-name="T8">é</text:span><text:span text:style-name="T6">n es capaz de conectarse a una </text:span><text:span text:style-name="T4">REST API</text:span><text:span text:style-name="T6">.</text:span></text:p>
        </text:list-item>
      </text:list>
      <text:p text:style-name="P1"/>
      <text:p text:style-name="P1"/>
      <text:list xml:id="list17440792266948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12" text:outline-level="4"><text:bookmark text:name="__DdeLink__5_900739974"/>c) Tecnologías utilizadas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span text:style-name="T3">Como ya se ha comentado, para desarrollar el chatbot únicamente se ha utilizado la herramienta </text:span><text:span text:style-name="T5">Rasa</text:span><text:span text:style-name="T7">, as</text:span><text:span text:style-name="T8">í</text:span><text:span text:style-name="T7"> como la herramienta que le proporciona una interfaz gr</text:span><text:span text:style-name="T8">á</text:span><text:span text:style-name="T7">fica mucho m</text:span><text:span text:style-name="T8">á</text:span><text:span text:style-name="T7">s accesible y sencilla de utilizar: </text:span><text:span text:style-name="T5">Rasa X</text:span><text:span text:style-name="T7">. </text:span></text:p>
        </text:list-item>
      </text:list>
      <text:p text:style-name="P1"/>
      <text:list xml:id="list17440673817499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12" text:outline-level="4">d) Otros aspectos a comentar</text:h>
                    </text:list-item>
                  </text:list>
                </text:list-item>
              </text:list>
            </text:list-item>
          </text:list>
        </text:list-item>
      </text:list>
      <text:p text:style-name="P9">Comentar que el desarrollo de este chatbot esta en una época muy temprana y que tiene una funcionalidad muy básica, ya que este tipo de sistemas requieren de una gran cantidad de interacciones de entrenamiento y además se ha querido dejar este chatbot bastante básico para en el del trabajo de la asignatura poder incluir una nueva funcionalidad.</text:p>
      <text:p text:style-name="P2"/>
      <text:list xml:id="list174406514981308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11" text:outline-level="4"><text:span text:style-name="T1">e) </text:span><text:span text:style-name="T2">url</text:span><text:span text:style-name="T1"> chatbot (si es el caso)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3">Este chatbot, al estar desarrollado en <text:span text:style-name="T4">Rasa</text:span> y tener un despliegue local, no tiene una URL de acceso p<text:span text:style-name="T9">ú</text:span>blico, pero en el video proporcionado se puede comprobar su funcionamient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s" fo:country="ES" style:letter-kerning="false" style:font-name-asian="ＭＳ 明朝" style:font-size-asian="12pt" style:language-asian="ja" style:country-asian="JP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es" fo:country="ES" style:letter-kerning="false" style:font-name-asian="ＭＳ 明朝" style:font-size-asian="12pt" style:language-asian="ja" style:country-asian="JP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o_20_independiente1" style:default-outline-level="" style:class="list">
      <style:text-properties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o_20_independiente1" style:display-name="Texto independiente1" style:family="paragraph" style:parent-style-name="Predeterminado" style:default-outline-level="">
      <style:paragraph-properties fo:margin-top="0in" fo:margin-bottom="0.0835in" loext:contextual-spacing="fals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Índice" style:family="paragraph" style:parent-style-name="Predeterminado" style:default-outline-level="">
      <style:paragraph-properties text:number-lines="false" text:line-number="0"/>
      <style:text-properties style:font-name-complex="Lohit Hindi" style:font-family-complex="'Lohit Hindi'" style:font-family-generic-complex="system" style:font-pitch-complex="variable"/>
    </style:style>
    <style:style style:name="Predeterminado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>
        <style:tab-stops>
          <style:tab-stop style:position="0.4917in"/>
        </style:tab-stops>
      </style:paragraph-properties>
      <style:text-properties fo:color="#00000a" style:font-name="Calibri" fo:font-family="Calibri" style:font-family-generic="roman" style:font-pitch="variable" fo:font-size="11pt" style:font-name-asian="WenQuanYi Micro Hei" style:font-family-asian="'WenQuanYi Micro Hei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Encabezado_20_2" style:display-name="Encabezado 2" style:family="paragraph" style:parent-style-name="Predeterminado" style:default-outline-level="2" style:list-style-name="">
      <style:paragraph-properties fo:margin-top="0.0193in" fo:margin-bottom="0.0193in" loext:contextual-spacing="false" style:line-height-at-least="0.0693in"/>
      <style:text-properties style:font-name="Times New Roman" fo:font-family="'Times New Roman'" style:font-family-generic="roman" style:font-pitch="variable" fo:font-size="18pt" fo:font-style="italic" fo:font-weight="bold" style:font-name-asian="Times New Roman1" style:font-family-asian="'Times New Roman'" style:font-family-generic-asian="system" style:font-pitch-asian="variable" style:font-size-asian="18pt" style:language-asian="es" style:country-asian="ES" style:font-style-asian="italic" style:font-weight-asian="bold" style:font-name-complex="Times New Roman1" style:font-family-complex="'Times New Roman'" style:font-family-generic-complex="system" style:font-pitch-complex="variable" style:font-size-complex="18pt" style:font-style-complex="italic" style:font-weight-complex="bold"/>
    </style:style>
    <style:style style:name="Encabezado_20_3" style:display-name="Encabezado 3" style:family="paragraph" style:parent-style-name="Predeterminado" style:default-outline-level="3" style:list-style-name="">
      <style:paragraph-properties fo:margin-top="0.0193in" fo:margin-bottom="0.0193in" loext:contextual-spacing="false" style:line-height-at-least="0.0693in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Encabezado_20_4" style:display-name="Encabezado 4" style:family="paragraph" style:parent-style-name="Predeterminado" style:default-outline-level="4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Header" style:family="paragraph" style:parent-style-name="Predeterminado" style:default-outline-level="" style:class="extra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name-complex="Lohit Hindi" style:font-family-complex="'Lohit Hindi'" style:font-family-generic-complex="system" style:font-pitch-complex="variable" style:font-size-complex="14pt"/>
    </style:style>
    <style:style style:name="Etiqueta" style:family="paragraph" style:parent-style-name="Predeterminado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Encabezamiento" style:family="paragraph" style:parent-style-name="Predeterminado" style:default-outline-level="">
      <style:paragraph-properties fo:margin-top="0.1665in" fo:margin-bottom="0.0835in" loext:contextual-spacing="false" fo:keep-with-next="always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iberation Sans1" fo:font-family="'Liberation Sans'" style:font-family-generic="roman" style:font-pitch="variable" fo:font-size="14pt" style:font-size-asian="14pt" style:font-name-complex="Lohit Hindi" style:font-family-complex="'Lohit Hindi'" style:font-family-generic-complex="system" style:font-pitch-complex="variable" style:font-size-complex="14pt"/>
    </style:style>
    <style:style style:name="Normal_20__28_Web_29_" style:display-name="Normal (Web)" style:family="paragraph" style:parent-style-name="Predeterminado" style:default-outline-level="">
      <style:paragraph-properties fo:margin-top="0.0193in" fo:margin-bottom="0.0193in" loext:contextual-spacing="false" style:line-height-at-least="0.0693i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222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bar</meta:initial-creator>
    <meta:editing-cycles>8</meta:editing-cycles>
    <meta:print-date>2020-01-14T17:31:00</meta:print-date>
    <meta:creation-date>2020-01-14T17:31:00</meta:creation-date>
    <dc:date>2021-02-20T17:44:05.974784942</dc:date>
    <dc:language>es-ES</dc:language>
    <meta:editing-duration>PT13M49S</meta:editing-duration>
    <meta:generator>LibreOffice/6.0.7.3$Linux_X86_64 LibreOffice_project/00m0$Build-3</meta:generator>
    <meta:document-statistic meta:table-count="0" meta:image-count="0" meta:object-count="0" meta:page-count="1" meta:paragraph-count="16" meta:word-count="348" meta:character-count="2085" meta:non-whitespace-character-count="1752"/>
    <meta:user-defined meta:name="AppVersion">16.0000</meta:user-defined>
    <meta:user-defined meta:name="Company">UP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